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png" manifest:full-path="Pictures/1000000000000272000002A0B152793A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4">
      <style:graphic-properties draw:fill-color="#ffffff" draw:auto-grow-height="true" fo:min-height="14.387cm"/>
    </style:style>
    <style:style style:name="pr3" style:family="presentation" style:parent-style-name="Per_20_defecte-notes" style:list-style-name="L2">
      <style:graphic-properties draw:fill-color="#ffffff" draw:auto-grow-height="true" fo:min-height="13.365cm"/>
    </style:style>
    <style:style style:name="pr4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  <style:text-properties fo:font-family="'DejaVu Sans Condensed'" style:font-family-generic="swiss" style:font-pitch="variable"/>
    </style:style>
    <style:style style:name="P2" style:family="paragraph">
      <style:paragraph-properties fo:margin-left="0cm" fo:margin-right="0cm" fo:text-indent="0cm"/>
      <style:text-properties fo:font-family="'DejaVu Sans Condensed'" style:font-family-generic="swiss" style:font-pitch="variable"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22pt" fo:font-weight="bold"/>
    </style:style>
    <style:style style:name="P10" style:family="paragraph">
      <style:paragraph-properties fo:margin-left="0.6cm" fo:margin-right="0cm" fo:text-indent="-0.6cm"/>
    </style:style>
    <style:style style:name="T1" style:family="text">
      <style:text-properties fo:font-family="'DejaVu Sans Condensed'" style:font-family-generic="swiss" style:font-pitch="variable" fo:font-size="28pt"/>
    </style:style>
    <style:style style:name="T2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text-shadow="none" fo:font-weight="normal"/>
    </style:style>
    <style:style style:name="T5" style:family="text">
      <style:text-properties fo:color="#000000" fo:text-shadow="none" fo:font-weight="normal"/>
    </style:style>
    <style:style style:name="T6" style:family="text">
      <style:text-properties fo:color="#000000" fo:text-shadow="none" fo:font-weight="bold"/>
    </style:style>
    <style:style style:name="T7" style:family="text">
      <style:text-properties fo:font-weight="bold"/>
    </style:style>
    <style:style style:name="T8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frame presentation:style-name="pr1" draw:text-style-name="P2" draw:layer="layout" svg:width="25.199cm" svg:height="1.664cm" svg:x="3.1cm" svg:y="0.837cm" presentation:class="title" presentation:user-transformed="true">
          <draw:text-box>
            <text:p text:style-name="P1"><text:span text:style-name="T1">Model de referència OSI</text:span></text:p>
          </draw:text-box>
        </draw:frame>
        <draw:frame presentation:style-name="pr2" draw:text-style-name="P4" draw:layer="layout" svg:width="25.199cm" svg:height="14.387cm" svg:x="2.4cm" svg:y="4.114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El model de referència OSI: estructura de capes, comunicació entre capes, serveis, primitives, entitats i interfície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6.528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5"><text:span text:style-name="T4">Presentació: </text:span><text:span text:style-name="T5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5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6">OBJECTIU: comprovació</text:span><text:span text:style-name="T5"> de l'</text:span><text:span text:style-name="T6">aptitud pedagògica</text:span><text:span text:style-name="T5"> de l'aspirant i el seu </text:span><text:span text:style-name="T6">domini de les tècniques</text:span><text:span text:style-name="T5"> necessàries per a l'</text:span><text:span text:style-name="T6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6">CONCLUSIÓ: </text:span><text:span text:style-name="T5">Degut a que el </text:span><text:span text:style-name="T6">temps</text:span><text:span text:style-name="T5"> per aquesta prova es </text:span><text:span text:style-name="T6">limitat</text:span><text:span text:style-name="T5">, em </text:span><text:span text:style-name="T6">centraré</text:span> en les <text:span text:style-name="T7">parts de la programació</text:span> que són <text:span text:style-name="T7">competència directa del professor</text:span> i només <text:span text:style-name="T7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El meu objectiu és intentar demostrar en aquest temps límitat la meva capacitat com a docent, que puc <text:span text:style-name="T7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Per_20_defecte_20_1">
        <draw:frame draw:style-name="gr2" draw:text-style-name="P7" draw:layer="layout" svg:width="15.499cm" svg:height="16.44cm" svg:x="6.8cm" svg:y="0.95cm">
          <draw:image xlink:href="Pictures/1000000000000272000002A0B152793A.png" xlink:type="simple" xlink:show="embed" xlink:actuate="onLoad">
            <text:p text:style-name="P8"/>
          </draw:image>
        </draw:frame>
        <draw:frame draw:style-name="gr3" draw:text-style-name="P9" draw:layer="layout" svg:width="21.74cm" svg:height="1.119cm" svg:x="5.06cm" svg:y="17.55cm">
          <draw:text-box>
            <text:p text:style-name="P8"><text:span text:style-name="T8"><text:a xlink:href="http://creativecommons.org/licenses/by-sa/2.5/deed.ca">http://creativecommons.org/licenses/by-sa/2.5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4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'DejaVu Sans Condensed'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66cc" style:text-outline="false" style:text-line-through-style="none" fo:font-family="'DejaVu Sans Condensed'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family="'DejaVu Sans Condensed'" style:font-family-generic="swiss" style:font-pitch="variable" fo:font-size="26pt" fo:text-shadow="none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style:use-window-font-color="true" style:text-outline="false" style:text-line-through-style="none" fo:font-family="'DejaVu Sans Condensed'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family="'DejaVu Sans Condensed'" style:font-family-generic="swiss" style:font-pitch="variable"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1.604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/>
      <style:text-properties fo:font-family="'DejaVu Sans Condensed'" style:font-family-generic="swiss" style:font-pitch="variable"/>
    </style:style>
    <style:style style:name="P15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family="'DejaVu Sans Condensed'" style:font-family-generic="swiss" style:font-pitch="variable"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  <style:text-properties fo:font-family="'DejaVu Sans Condensed'" style:font-family-generic="swiss" style:font-pitch="variable"/>
    </style:style>
    <style:style style:name="P18" style:family="paragraph">
      <style:paragraph-properties fo:margin-left="0cm" fo:margin-right="0cm" fo:text-align="end" fo:text-indent="0cm"/>
      <style:text-properties fo:font-family="'DejaVu Sans Condensed'" style:font-family-generic="swiss" style:font-pitch="variable" fo:font-size="14pt" style:font-size-asian="14pt" style:font-size-complex="14pt"/>
    </style:style>
    <style:style style:name="P19" style:family="paragraph">
      <style:paragraph-properties fo:margin-left="0cm" fo:margin-right="0cm" fo:text-align="center" fo:text-indent="0cm"/>
      <style:text-properties fo:font-family="'DejaVu Sans Condensed'" style:font-family-generic="swiss" style:font-pitch="variable"/>
    </style:style>
    <style:style style:name="P20" style:family="paragraph">
      <style:paragraph-properties fo:margin-left="0cm" fo:margin-right="0cm" fo:text-align="center" fo:text-indent="0cm"/>
      <style:text-properties fo:font-family="'DejaVu Sans Condensed'" style:font-family-generic="swiss" style:font-pitch="variable" fo:font-size="20pt" style:font-size-asian="14pt" style:font-size-complex="14pt"/>
    </style:style>
    <style:style style:name="P21" style:family="paragraph">
      <style:paragraph-properties fo:margin-left="0cm" fo:margin-right="0cm" fo:line-height="100%" fo:text-align="start" text:enable-numbering="false" fo:text-indent="0cm"/>
      <style:text-properties fo:font-family="'DejaVu Sans Condensed'" style:font-family-generic="swiss" style:font-pitch="variable"/>
    </style:style>
    <style:style style:name="P22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'DejaVu Sans Condensed'" style:font-family-generic="swiss" style:font-pitch="variable" fo:font-size="22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DejaVu Sans Condensed'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family="'DejaVu Sans Condensed'" style:font-family-generic="swiss" style:font-pitch="variable" fo:font-size="14pt" fo:font-weight="bold" style:font-size-asian="14pt" style:font-size-complex="14pt"/>
    </style:style>
    <style:style style:name="T4" style:family="text">
      <style:text-properties fo:font-family="'DejaVu Sans Condensed'" style:font-family-generic="swiss" style:font-pitch="variable" fo:font-size="14pt" style:font-size-asian="14pt" style:font-size-complex="14pt"/>
    </style:style>
    <style:style style:name="T5" style:family="text">
      <style:text-properties fo:font-family="'DejaVu Sans Condensed'" style:font-family-generic="swiss" style:font-pitch="variable" fo:font-size="20pt" style:font-size-asian="14pt" style:font-size-complex="14pt"/>
    </style:style>
    <style:style style:name="T6" style:family="text">
      <style:text-properties fo:color="#0066cc" fo:font-family="'DejaVu Sans Condensed'" style:font-family-generic="swiss" style:font-pitch="variable" fo:font-size="20pt" fo:text-shadow="1pt 1pt" fo:font-weight="bold" style:font-size-asian="14pt" style:font-size-complex="14pt"/>
    </style:style>
    <style:style style:name="T7" style:family="text">
      <style:text-properties fo:color="#ffffff" fo:font-family="'DejaVu Sans Condensed'" style:font-family-generic="swiss" style:font-pitch="variable" fo:font-size="22pt" fo:language="ca" fo:country="ES" fo:font-weight="bold" style:font-size-asian="24pt" style:font-size-complex="24pt"/>
    </style:style>
    <style:style style:name="T8" style:family="text">
      <style:text-properties fo:font-size="14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dp1">
      <draw:frame presentation:style-name="pr1" draw:text-style-name="P3" draw:layer="backgroundobjects" svg:width="25.199cm" svg:height="1.663cm" svg:x="2.7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19.53cm" svg:height="1.864cm" draw:transform="rotate (1.5707963267946) translate (0.406cm 16.95cm)">
        <text:p text:style-name="P14"><text:span text:style-name="T2">El model de referència OSI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18" draw:layer="backgroundobjects" svg:width="6.382cm" svg:height="0.9cm" svg:x="21.218cm" svg:y="20.3cm">
        <draw:text-box>
          <text:p text:style-name="P17"><text:span text:style-name="T3">Autor</text:span><text:span text:style-name="T4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6" draw:text-style-name="P20" draw:layer="backgroundobjects" svg:width="13.5cm" svg:height="1.336cm" svg:x="7.9cm" svg:y="19.215cm">
        <draw:text-box>
          <text:p text:style-name="P19"><text:span text:style-name="T5">Curs Xarxes Linux. </text:span><text:span text:style-name="T6">ICE-UPC</text:span></text:p>
        </draw:text-box>
      </draw:frame>
      <draw:frame draw:style-name="gr5" draw:text-style-name="P16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7" draw:text-style-name="P22" draw:layer="backgroundobjects" svg:width="11.802cm" svg:height="2.695cm" draw:transform="rotate (1.5707963267946) translate (0.507cm 16.102cm)">
        <text:p text:style-name="P21"><text:span text:style-name="T7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18" draw:layer="backgroundobjects" svg:width="6.382cm" svg:height="0.9cm" svg:x="21.218cm" svg:y="20.301cm">
        <draw:text-box>
          <text:p text:style-name="P17"><text:span text:style-name="T8">Autor</text:span><text:span text:style-name="T1">: Sergi Tur Badenas</text:span></text:p>
        </draw:text-box>
      </draw:frame>
      <draw:line presentation:style-name="pr10" draw:text-style-name="P16" draw:layer="backgroundobjects" svg:x1="2cm" svg:y1="19cm" svg:x2="28cm" svg:y2="19cm">
        <text:p text:style-name="P3"/>
      </draw:line>
      <draw:frame draw:style-name="gr6" draw:text-style-name="P20" draw:layer="backgroundobjects" svg:width="13.5cm" svg:height="1.336cm" svg:x="7.9cm" svg:y="19.215cm">
        <draw:text-box>
          <text:p text:style-name="P19"><text:span text:style-name="T5">Curs Xarxes Linux. </text:span><text:span text:style-name="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sergi</meta:initial-creator>
    <meta:creation-date>2006-06-05T11:36:42</meta:creation-date>
    <dc:creator>Sergi Badenas</dc:creator>
    <dc:date>2006-12-29T17:19:21</dc:date>
    <dc:language>ca-ES</dc:language>
    <meta:editing-cycles>229</meta:editing-cycles>
    <meta:editing-duration>P3DT1H15M3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